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PersonRepository.findBy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PersonRepository.save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paPersonRepository.findBy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paPersonRepository.remove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